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99150384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039641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59168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25547552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143895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6806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2861198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35589456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5018304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144017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087812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50656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7388539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9596800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8">Тема работы<text:tab/>3</text:p>
          <text:p text:style-name="P8">Сравнение с аналогами<text:tab/>3</text:p>
          <text:p text:style-name="P8">Целевая аудитория<text:tab/>4</text:p>
          <text:p text:style-name="P9">Пользовательские истории<text:tab/>4</text:p>
          <text:p text:style-name="P8">Анализ требований<text:tab/>4</text:p>
          <text:p text:style-name="P8">Внешняя спецификация<text:tab/>5</text:p>
          <text:p text:style-name="P9">Варианты использования<text:tab/>5</text:p>
          <text:p text:style-name="P9">Диаграммы действий<text:tab/>5</text:p>
          <text:p text:style-name="P9">Диаграммы состояний<text:tab/>5</text:p>
          <text:p text:style-name="P9">Прототип<text:tab/>5</text:p>
          <text:p text:style-name="P8">Руководство пользователя<text:tab/>5</text:p>
          <text:p text:style-name="P8">План тестирования<text:tab/>5</text:p>
        </text:index-body>
      </text:table-of-content>
      <text:p text:style-name="Heading"/>
      <text:h text:style-name="P15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7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99150384"/><text:change-start text:change-id="ct100396416"/>содержание<text:change-end text:change-id="ct100396416"/>.</text:p>
      <text:p text:style-name="Standard"><text:change-start text:change-id="ct45916896"/>Если зритель <text:change-end text:change-id="ct45916896"/><text:change text:change-id="ct125547552"/><text:change-start text:change-id="ct114389568"/>с<text:change-end text:change-id="ct114389568"/>мотр<text:change text:change-id="ct105168064"/><text:change-start text:change-id="ct128611984"/>ит<text:change-end text:change-id="ct128611984"/> сериал с субтитрами и подсматривание<text:change text:change-id="ct135589456"/><text:change-start text:change-id="ct50183040"/>т<text:change-end text:change-id="ct50183040"/> в словарь при обнаружении неизвестных слов<text:change-start text:change-id="ct101440176"/>, то это <text:change-end text:change-id="ct101440176"/><text:s/>отвлекает <text:change-start text:change-id="ct110878128"/>его <text:change-end text:change-id="ct110878128"/>от <text:change text:change-id="ct73050656"/><text:change-start text:change-id="ct73885392"/>содержания <text:change-end text:change-id="ct73885392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09596800"/>,<text:change-end text:change-id="ct109596800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493482638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1751200666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178641596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вариантов использования сервиса.</text:p>
      <text:p text:style-name="Text_20_body"><draw:frame draw:style-name="fr1" draw:name="Frame1" text:anchor-type="paragraph" svg:width="6.4965in" draw:z-index="12"><draw:text-box fo:min-height="4.5846in"><text:p text:style-name="Рис."><draw:frame draw:style-name="fr5" draw:name="graphics1" text:anchor-type="paragraph" svg:x="0.0016in" svg:y="0.0008in" svg:width="6.4965in" style:rel-width="100%" svg:height="4.5846in" style:rel-height="scale" draw:z-index="13"><draw:image xlink:href="../use_case.eps" xlink:type="simple" xlink:show="embed" xlink:actuate="onLoad" draw:filter-name="&lt;All formats&gt;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ятельности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 <text:sequence-ref text:reference-format="value" text:ref-name="refРис.1">2</text:sequence-ref> приведена диаграмма деятельности при добавлении эпизода.</text:p>
      <text:p text:style-name="Text_20_body">На Рис. <text:sequence-ref text:reference-format="value" text:ref-name="refРис.5">3</text:sequence-ref> приведена диаграмма деятельности при изменении словаря эпизода.</text:p>
      <text:p text:style-name="Text_20_body">На Рис. <text:sequence-ref text:reference-format="value" text:ref-name="refРис.6">4</text:sequence-ref> приведена диаграмма деятельности при ознакомлении со словарём эпизода.</text:p>
      <text:p text:style-name="Text_20_body"><draw:frame draw:style-name="fr1" draw:name="Frame5" text:anchor-type="paragraph" svg:width="6.4965in" draw:z-index="6"><draw:text-box fo:min-height="9.222in"><text:p text:style-name="Рис."><draw:frame draw:style-name="fr3" draw:name="graphics5" text:anchor-type="paragraph" svg:x="0.0016in" svg:y="0.0008in" svg:width="6.4965in" style:rel-width="100%" svg:height="9.222in" style:rel-height="scale" draw:z-index="7"><draw:image xlink:href="../activity_new_ep.eps" xlink:type="simple" xlink:show="embed" xlink:actuate="onLoad"/></draw:frame>Рис. <text:sequence text:ref-name="refРис.1" text:name="Рис." text:formula="ooow:Рис.+1" style:num-format="1">2</text:sequence>: Диаграмма деятельности при добавлении нового эпизода</text:p></draw:text-box></draw:frame><draw:frame draw:style-name="fr1" draw:name="Frame6" text:anchor-type="paragraph" svg:width="6.4965in" draw:z-index="8"><draw:text-box fo:min-height="9.8457in"><text:p text:style-name="Рис."><draw:frame draw:style-name="fr5" draw:name="graphics6" text:anchor-type="paragraph" svg:x="0.0016in" svg:y="0.0008in" svg:width="6.4965in" style:rel-width="100%" svg:height="9.8457in" style:rel-height="scale" draw:z-index="9"><draw:image xlink:href="../activity_edit_dict.eps" xlink:type="simple" xlink:show="embed" xlink:actuate="onLoad" draw:filter-name="&lt;All formats&gt;"/></draw:frame>Рис. <text:sequence text:ref-name="refРис.5" text:name="Рис." text:formula="ooow:Рис.+1" style:num-format="1">3</text:sequence>: Диаграмма деятельности при изменении словаря эпизода</text:p></draw:text-box></draw:frame><text:soft-page-break/></text:p>
      <text:p text:style-name="Text_20_body"><draw:frame draw:style-name="fr1" draw:name="Frame7" text:anchor-type="paragraph" svg:width="6.4965in" draw:z-index="10"><draw:text-box fo:min-height="9.2535in"><text:p text:style-name="Рис."><draw:frame draw:style-name="fr5" draw:name="graphics7" text:anchor-type="paragraph" svg:x="0.0016in" svg:y="0.0008in" svg:width="6.4965in" style:rel-width="100%" svg:height="9.2535in" style:rel-height="scale" draw:z-index="11"><draw:image xlink:href="../activity_learn_ep.eps" xlink:type="simple" xlink:show="embed" xlink:actuate="onLoad" draw:filter-name="&lt;All formats&gt;"/></draw:frame>Рис. <text:sequence text:ref-name="refРис.6" text:name="Рис." text:formula="ooow:Рис.+1" style:num-format="1">4</text:sequence>: Диаграмма деятельности при ознакомлении со словарём эпизода</text:p></draw:text-box></draw:frame><text:soft-page-break/></text:p>
      <text:h text:style-name="Heading_20_2" text:outline-level="2"><text:soft-page-break/>Диаграммы состояний</text:h>
      <text:p text:style-name="Text_20_body">На Рис. <text:sequence-ref text:reference-format="value" text:ref-name="refРис.2">5</text:sequence-ref> приведена диаграмма состояний пользователя с точки зрения его привилегий.</text:p>
      <text:p text:style-name="Text_20_body"><draw:frame draw:style-name="fr1" draw:name="Frame2" text:anchor-type="paragraph" svg:width="6.4965in" draw:z-index="4"><draw:text-box fo:min-height="4.0937in"><text:p text:style-name="Рис."><draw:frame draw:style-name="fr3" draw:name="graphics2" text:anchor-type="paragraph" svg:x="0.0016in" svg:y="0.0008in" svg:width="6.4965in" style:rel-width="100%" svg:height="4.0937in" style:rel-height="scale" draw:z-index="5"><draw:image xlink:href="../state.eps" xlink:type="simple" xlink:show="embed" xlink:actuate="onLoad"/></draw:frame>Рис. <text:sequence text:ref-name="refРис.2" text:name="Рис." text:formula="ooow:Рис.+1" style:num-format="1">5</text:sequence>: Диаграмма состояний привилегий пользователя</text:p></draw:text-box></draw:frame></text:p>
      <text:p text:style-name="Text_20_body"/>
      <text:h text:style-name="P16" text:outline-level="2">Прототип</text:h>
      <text:p text:style-name="Text_20_body">На Рис. <text:sequence-ref text:reference-format="value" text:ref-name="refРис.3">6</text:sequence-ref> приведён прототип страницы выбора эпизода.</text:p>
      <text:p text:style-name="Text_20_body">На Рис. <text:sequence-ref text:reference-format="value" text:ref-name="refРис.4">7</text:sequence-ref> приведён прототип страницы редактирования привилегий пользователя.</text:p>
      <text:p text:style-name="Text_20_body"/>
      <text:p text:style-name="Text_20_body"><draw:frame draw:style-name="fr2" draw:name="Frame3" text:anchor-type="char" svg:x="0.9634in" svg:y="-0.0083in" fo:min-width="5.5937in" draw:z-index="0"><draw:text-box fo:min-height="6.0354in"><text:p text:style-name="Рис."><draw:frame draw:style-name="fr4" draw:name="graphics3" text:anchor-type="paragraph" svg:x="0.4in" svg:y="0.0835in" svg:width="4.7071in" style:rel-width="74%" svg:height="6.1437in" style:rel-height="scale" draw:z-index="1"><draw:image xlink:href="../proto_select_ep.png" xlink:type="simple" xlink:show="embed" xlink:actuate="onLoad"/></draw:frame>Рис. <text:sequence text:ref-name="refРис.3" text:name="Рис." text:formula="ooow:Рис.+1" style:num-format="1">6</text:sequence>: Прототип страницы выбора эпизода</text:p></draw:text-box></draw:frame></text:p>
      <text:p text:style-name="Text_20_body"><draw:frame draw:style-name="fr1" draw:name="Frame4" text:anchor-type="paragraph" svg:width="5.9165in" draw:z-index="2"><draw:text-box fo:min-height="3.2291in"><text:p text:style-name="Рис."><draw:frame draw:style-name="fr3" draw:name="graphics4" text:anchor-type="paragraph" svg:x="0.0016in" svg:y="0.0008in" svg:width="5.9165in" style:rel-width="100%" svg:height="3.2291in" style:rel-height="scale" draw:z-index="3"><draw:image xlink:href="../proto_edit_priv.png" xlink:type="simple" xlink:show="embed" xlink:actuate="onLoad"/></draw:frame>Рис. <text:sequence text:ref-name="refРис.4" text:name="Рис." text:formula="ooow:Рис.+1" style:num-format="1">7</text:sequence>: Прототип страницы редактирования привилегий</text:p></draw:text-box></draw:frame><text:soft-page-break/></text:p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6T16:16:23</dc:date>
    <meta:editing-cycles>96</meta:editing-cycles>
    <meta:editing-duration>PT114H42M06S</meta:editing-duration>
    <meta:generator>OpenOffice.org/3.2$Unix OpenOffice.org_project/320m12$Build-9483</meta:generator>
    <meta:printed-by>Vladimir Rutsky</meta:printed-by>
    <meta:print-date>2011-02-15T14:46:07</meta:print-date>
    <meta:document-statistic meta:table-count="0" meta:image-count="7" meta:object-count="0" meta:page-count="10" meta:paragraph-count="79" meta:word-count="1000" meta:character-count="7506"/>
    <meta:user-defined meta:name="Info 1"/>
    <meta:user-defined meta:name="Info 2"/>
    <meta:user-defined meta:name="Info 3"/>
    <meta:user-defined meta:name="Info 4"/>
  </office:meta>
</office:document-meta>
</file>